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officeooo:rsid="001b0aa3" fo:background-color="#ffffff" loext:char-shading-value="0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f0461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7e121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99a18" fo:background-color="#ffffff" loext:char-shading-value="0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b7761" fo:background-color="#ffffff" loext:char-shading-value="0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c1a3b" fo:background-color="#ffffff" loext:char-shading-value="0" style:font-size-asian="12pt" style:font-weight-asian="bold" style:font-size-complex="12pt" style:font-weight-complex="bold"/>
    </style:style>
    <style:style style:name="T15" style:family="text">
      <style:text-properties officeooo:rsid="000a5b40"/>
    </style:style>
    <style:style style:name="T16" style:family="text">
      <style:text-properties officeooo:rsid="000ae24d"/>
    </style:style>
    <style:style style:name="T17" style:family="text">
      <style:text-properties officeooo:rsid="000d5974"/>
    </style:style>
    <style:style style:name="T18" style:family="text">
      <style:text-properties officeooo:rsid="001086bb"/>
    </style:style>
    <style:style style:name="T19" style:family="text">
      <style:text-properties officeooo:rsid="00119dc8"/>
    </style:style>
    <style:style style:name="T20" style:family="text">
      <style:text-properties officeooo:rsid="001312e3"/>
    </style:style>
    <style:style style:name="T21" style:family="text">
      <style:text-properties officeooo:rsid="00146bc9"/>
    </style:style>
    <style:style style:name="T22" style:family="text">
      <style:text-properties officeooo:rsid="00178c7f"/>
    </style:style>
    <style:style style:name="T23" style:family="text">
      <style:text-properties officeooo:rsid="001b304f"/>
    </style:style>
    <style:style style:name="T24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5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6" style:family="text">
      <style:text-properties officeooo:rsid="001bfe8f"/>
    </style:style>
    <style:style style:name="T27" style:family="text">
      <style:text-properties officeooo:rsid="001c3fd2"/>
    </style:style>
    <style:style style:name="T28" style:family="text">
      <style:text-properties officeooo:rsid="001f0d57"/>
    </style:style>
    <style:style style:name="T29" style:family="text">
      <style:text-properties officeooo:rsid="001ff490"/>
    </style:style>
    <style:style style:name="T30" style:family="text">
      <style:text-properties officeooo:rsid="0021c047"/>
    </style:style>
    <style:style style:name="T31" style:family="text">
      <style:text-properties officeooo:rsid="00244e71"/>
    </style:style>
    <style:style style:name="T32" style:family="text">
      <style:text-properties officeooo:rsid="00245de7"/>
    </style:style>
    <style:style style:name="T33" style:family="text">
      <style:text-properties officeooo:rsid="0024d945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6">NACIONAL DE SANEAMENTO BÁSICO</text:span> – <text:span text:style-name="T26">PNSB</text:span><text:span text:style-name="T15"> </text:span>20<text:span text:style-name="T18">2</text:span><text:span text:style-name="T22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20">Camboriú</text:span><text:span text:style-name="T17">, </text:span><text:span text:style-name="T20">26</text:span>, <text:s/>– sala<text:span text:style-name="T20">s</text:span> <text:span text:style-name="T20">402 e 403</text:span><text:span text:style-name="T17">,</text:span> <text:span text:style-name="T17">Bairro </text:span><text:span text:style-name="T20">Centro</text:span></text:p>
            <text:p text:style-name="P6">88301-<text:span text:style-name="T17">4</text:span><text:span text:style-name="T20">50</text:span> – Itajaí/SC</text:p>
            <text:p text:style-name="P11">Tel.: <text:span text:style-name="T27">(35) 98877</text:span>-2<text:span text:style-name="T27">380</text:span> (whatsapp) / (47) 3348-2351<text:span text:style-name="T19"> </text:span></text:p>
            <text:p text:style-name="P19"><text:span text:style-name="T1">e-mail</text:span><text:span text:style-name="T2">s</text:span><text:span text:style-name="T1">: </text:span><text:span text:style-name="T25">gustavo.m.oliveira</text:span><text:span text:style-name="Internet_20_link"><text:span text:style-name="T24">@ibge.gov.br</text:span></text:span></text:p>
            <text:p text:style-name="P19"><text:span text:style-name="Internet_20_link"><text:span text:style-name="T24">agitajai@ibge.gov.</text:span></text:span><text:span text:style-name="Internet_20_link"><text:span text:style-name="T25">b</text:span></text:span><text:span text:style-name="Internet_20_link"><text:span text:style-name="T24">r</text:span></text:span></text:p>
            <text:p text:style-name="Standard"><text:span text:style-name="T24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31">QUESTIONÁRIO</text:span> DE COLETA</text:p>
      <text:p text:style-name="Standard"/>
      <text:p text:style-name="P6"><text:span text:style-name="T6">Informante</text:span>: <text:span text:style-name="T8">Prefeitura Municipal de </text:span><text:span text:style-name="T14">Penha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7">Limpeza Urbana e Manejo de Resíduos Sólidos (MRS)</text:span><text:span text:style-name="T18">, contendo os seguintes blocos: Identificação do Município, Identificação do Prestador do Serviço, Responsável pela Informação do Prestador de Serviço, Caracterização </text:span><text:span text:style-name="T28">d</text:span><text:span text:style-name="T18">o Prestador </text:span><text:span text:style-name="T28">d</text:span><text:span text:style-name="T18">e Serviço, Aspectos legais, </text:span><text:span text:style-name="T28">S</text:span><text:span text:style-name="T18">erviço(s) de </text:span><text:span text:style-name="T28">L</text:span><text:span text:style-name="T18">impeza </text:span><text:span text:style-name="T28">U</text:span><text:span text:style-name="T18">rbana e </text:span><text:span text:style-name="T28">M</text:span><text:span text:style-name="T18">anejo de </text:span><text:span text:style-name="T28">R</text:span><text:span text:style-name="T18">esíduos </text:span><text:span text:style-name="T28">S</text:span><text:span text:style-name="T18">ólidos </text:span><text:span text:style-name="T28">R</text:span><text:span text:style-name="T18">ealizado(s) por </text:span><text:span text:style-name="T28">T</text:span><text:span text:style-name="T18">erceiro(s), </text:span><text:span text:style-name="T28">V</text:span><text:span text:style-name="T18">arrição, </text:span><text:span text:style-name="T28">C</text:span><text:span text:style-name="T18">apina e </text:span><text:span text:style-name="T28">C</text:span><text:span text:style-name="T18">oleta de </text:span><text:span text:style-name="T28">R</text:span><text:span text:style-name="T18">esíduos </text:span><text:span text:style-name="T28">S</text:span><text:span text:style-name="T18">ólidos </text:span><text:span text:style-name="T28">D</text:span><text:span text:style-name="T18">omésticos e </text:span><text:span text:style-name="T28">P</text:span><text:span text:style-name="T18">úblicos, </text:span><text:span text:style-name="T28">S</text:span><text:span text:style-name="T18">erviço de </text:span><text:span text:style-name="T28">L</text:span><text:span text:style-name="T18">impeza </text:span><text:span text:style-name="T28">U</text:span><text:span text:style-name="T18">rbana e </text:span><text:span text:style-name="T28">M</text:span><text:span text:style-name="T18">anejo de </text:span><text:span text:style-name="T28">R</text:span><text:span text:style-name="T18">esíduos </text:span><text:span text:style-name="T28">S</text:span><text:span text:style-name="T18">ólidos em </text:span><text:span text:style-name="T28">Á</text:span><text:span text:style-name="T18">reas </text:span><text:span text:style-name="T28">E</text:span><text:span text:style-name="T18">speciais, </text:span><text:span text:style-name="T28">S</text:span><text:span text:style-name="T18">erviço de </text:span><text:span text:style-name="T28">C</text:span><text:span text:style-name="T18">oleta </text:span><text:span text:style-name="T28">S</text:span><text:span text:style-name="T18">eletiva, </text:span><text:span text:style-name="T28">M</text:span><text:span text:style-name="T18">anejo de </text:span><text:span text:style-name="T28">R</text:span><text:span text:style-name="T18">esíduos </text:span><text:span text:style-name="T28">S</text:span><text:span text:style-name="T18">ólidos </text:span><text:span text:style-name="T28">E</text:span><text:span text:style-name="T18">speciais, </text:span><text:span text:style-name="T28">U</text:span><text:span text:style-name="T18">nidade(s) de </text:span><text:span text:style-name="T28">D</text:span><text:span text:style-name="T18">estinação/</text:span><text:span text:style-name="T28">D</text:span><text:span text:style-name="T18">isposição </text:span><text:span text:style-name="T28">F</text:span><text:span text:style-name="T18">inal dos </text:span><text:span text:style-name="T28">R</text:span><text:span text:style-name="T18">esíduos </text:span><text:span text:style-name="T28">S</text:span><text:span text:style-name="T18">ólidos, </text:span><text:span text:style-name="T28">E</text:span><text:span text:style-name="T18">ntidade de </text:span><text:span text:style-name="T28">C</text:span><text:span text:style-name="T18">atadores, </text:span><text:span text:style-name="T28">I</text:span><text:span text:style-name="T18">nformações sobre </text:span><text:span text:style-name="T28">V</text:span><text:span text:style-name="T18">eículos e </text:span><text:span text:style-name="T28">E</text:span><text:span text:style-name="T18">quipamentos, </text:span><text:span text:style-name="T28">E</text:span><text:span text:style-name="T18">ducação </text:span><text:span text:style-name="T28">A</text:span><text:span text:style-name="T18">mbiental. 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21">as informações necessárias para o preenchimento da </text:span>Pesquisa <text:span text:style-name="T29">Nacional de Saneamento Básico</text:span> – 20<text:span text:style-name="T18">2</text:span><text:span text:style-name="T22">4 </text:span><text:span text:style-name="T20">–,</text:span> <text:span text:style-name="T18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6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9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9">Chefe Substituto</text:span> do IBGE em Itajaí <text:span text:style-name="T20">e Região</text:span> <text:span text:style-name="T22">da AMFRI</text:span></text:p>
      <text:p text:style-name="P14">Matrícula <text:span text:style-name="T30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5-06-16T09:42:51.140000000</meta:print-date>
    <dc:date>2025-06-16T10:42:24.671000000</dc:date>
    <meta:editing-duration>P15DT3H48M42S</meta:editing-duration>
    <meta:editing-cycles>41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29" meta:word-count="297" meta:character-count="2518" meta:non-whitespace-character-count="2239"/>
  </office:meta>
</office:document-meta>
</file>